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0"/>
    <style:style style:name="P2" style:family="paragraph" style:parent-style-name="Text_20_body" style:list-style-name="L5"/>
    <style:style style:name="P3" style:family="paragraph" style:parent-style-name="Text_20_body" style:list-style-name="L1"/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10"/>
    <style:style style:name="P11" style:family="paragraph" style:parent-style-name="Standard" style:list-style-name="L5">
      <style:text-properties fo:font-weight="bold" style:font-weight-asian="bold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6">
      <style:text-properties fo:font-weight="bold" style:font-weight-asian="bold" style:font-weight-complex="bold"/>
    </style:style>
    <style:style style:name="P14" style:family="paragraph" style:parent-style-name="Standard" style:list-style-name="L5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erfitting is problematic</text:p>
      <text:list xml:id="list1866900601943134379" text:style-name="L1">
        <text:list-item>
          <text:p text:style-name="P4">Is the Cure Worse Than the Disease? Overfitting in Automated Program Repair</text:p>
        </text:list-item>
        <text:list-item>
          <text:p text:style-name="P4">Identifying Test-Suite-Overfitted Patches through Test Case Generation</text:p>
        </text:list-item>
        <text:list-item>
          <text:p text:style-name="P12">Precise Condition Synthesis for Program Repair – gets 78.3% not overfitting (compare to our results) - Xiong17</text:p>
        </text:list-item>
        <text:list-item>
          <text:p text:style-name="P4">S3: Syntax- and Semantic-Guided Repair Synthesis via Programming by Examples</text:p>
        </text:list-item>
        <text:list-item>
          <text:p text:style-name="P4">Learning Likely Invariants to Explain Why a Program Fails</text:p>
        </text:list-item>
        <text:list-item>
          <text:p text:style-name="P3"><text:span text:style-name="Strong_20_Emphasis"><text:span text:style-name="T1">Towards Addressing the Patch Overfitting Problem</text:span></text:span></text:p>
        </text:list-item>
        <text:list-item>
          <text:p text:style-name="P4"><text:span text:style-name="Strong_20_Emphasis"><text:span text:style-name="T3">Contract-Based Program Repair without the Contracts – tries to get around overfitting by developing a contract-like structure to guide repairs --- </text:span></text:span><text:span text:style-name="Strong_20_Emphasis"><text:span text:style-name="T1">Chen17</text:span></text:span></text:p>
        </text:list-item>
      </text:list>
      <text:p text:style-name="Standard"/>
      <text:p text:style-name="Standard"/>
      <text:p text:style-name="Standard">search via input/output example</text:p>
      <text:list xml:id="list4995234182766627965" text:style-name="L2">
        <text:list-item>
          <text:p text:style-name="P5">Challenges in Behavioral Code Clone Detection</text:p>
        </text:list-item>
        <text:list-item>
          <text:p text:style-name="P5">An Exploratory Study of Functional Redundancy in Code Repositories – measure clones by same output on random inputs</text:p>
        </text:list-item>
        <text:list-item>
          <text:p text:style-name="P5">An Exploratory Study of Interface Redundancy in Code Repositories – just checks input/output parameters</text:p>
        </text:list-item>
        <text:list-item>
          <text:p text:style-name="P5"><text:span text:style-name="T4">Automatic mining of functionally equivalent code fragments via random testing – this does almost exactly what we need</text:span></text:p>
        </text:list-item>
      </text:list>
      <text:p text:style-name="Standard"/>
      <text:p text:style-name="Standard"/>
      <text:p text:style-name="Standard">program via completion of partial programming via search over code reuse DB</text:p>
      <text:list xml:id="list2149558185346427697" text:style-name="L8">
        <text:list-item>
          <text:p text:style-name="P9">Data-Driven Program Completion</text:p>
        </text:list-item>
      </text:list>
      <text:p text:style-name="Standard"/>
      <text:p text:style-name="Standard">code duplication</text:p>
      <text:list xml:id="list8075374529389783748" text:style-name="L10">
        <text:list-item>
          <text:p text:style-name="P10"><text:span text:style-name="Strong_20_Emphasis"><text:span text:style-name="T1">ARCC: assistant for repetitive code comprehension – uses code duplication to try to describe how a program works</text:span></text:span></text:p>
        </text:list-item>
        <text:list-item>
          <text:p text:style-name="P1"><text:span text:style-name="Strong_20_Emphasis"><text:span text:style-name="T1">Towards Addressing the Patch Overfitting Problem</text:span></text:span></text:p>
        </text:list-item>
        <text:list-item>
          <text:p text:style-name="P10"><text:span text:style-name="Strong_20_Emphasis"><text:span text:style-name="T1">Sorting and Transforming Program Repair Ingredients via Deep Learning Code Similarities – using deep learning to figure out what to look for</text:span></text:span></text:p>
        </text:list-item>
        <text:list-item>
          <text:p text:style-name="P10"><text:span text:style-name="Strong_20_Emphasis"><text:span text:style-name="T1">An Exploratory Study of Functional Redundancy in Code Repositories</text:span></text:span></text:p>
        </text:list-item>
        <text:list-item>
          <text:p text:style-name="P10"><text:span text:style-name="Strong_20_Emphasis"><text:span text:style-name="T3">A Study of the Uniqueness of Source Code - Gabel10</text:span></text:span></text:p>
        </text:list-item>
      </text:list>
      <text:p text:style-name="Standard"/>
      <text:p text:style-name="Standard"/>
      <text:p text:style-name="Standard">much work needed (and being done) on better ways to find “similar” code</text:p>
      <text:list xml:id="list8065467827800367595" text:style-name="L7">
        <text:list-item>
          <text:p text:style-name="P8">Detecting Similar Programs via the Weisfeiler-Leman Graph Kernel</text:p>
        </text:list-item>
        <text:list-item>
          <text:p text:style-name="P8">Measuring Code Similarity in Large-scaled Code Corpora</text:p>
        </text:list-item>
        <text:list-item>
          <text:p text:style-name="P8"><text:span text:style-name="T4">Automatic mining of functionally equivalent code fragments via random testing</text:span></text:p>
        </text:list-item>
      </text:list>
      <text:p text:style-name="Standard"/>
      <text:p text:style-name="Standard"/>
      <text:p text:style-name="Standard">Using code duplication/guidance from existing code to constrain search in APR</text:p>
      <text:list xml:id="list7107124086141065124" text:style-name="L5">
        <text:list-item>
          <text:p text:style-name="P11">History Driven Program Repair - Le16</text:p>
        </text:list-item>
        <text:list-item>
          <text:p text:style-name="P6">Program Repair Using Code Repositories (basically same as SR but search done by tree differencing and at syntax level</text:p>
        </text:list-item>
        <text:list-item>
          <text:p text:style-name="P6">Towards API-Specific Automatic Program Repair – mines usage patterns to make API call bug <text:soft-page-break/>fixes</text:p>
        </text:list-item>
        <text:list-item>
          <text:p text:style-name="P2"><text:span text:style-name="Strong_20_Emphasis"><text:span text:style-name="T1">Towards Addressing the Patch Overfitting Problem</text:span></text:span></text:p>
        </text:list-item>
        <text:list-item>
          <text:p text:style-name="P6"><text:span text:style-name="Strong_20_Emphasis"><text:span text:style-name="T1">Improving performance of automatic program repair using learned heuristics – does SR with Random Forest to speed it up</text:span></text:span></text:p>
        </text:list-item>
        <text:list-item>
          <text:p text:style-name="P6"><text:span text:style-name="Strong_20_Emphasis"><text:span text:style-name="T1">Sorting and Transforming Program Repair Ingredients via Deep Learning Code Similarities – deep learning to figure out what to look at</text:span></text:span></text:p>
        </text:list-item>
        <text:list-item>
          <text:p text:style-name="P11">Leveraging Syntax-Related Code for Automated Program Repair – bad SR --Xin17</text:p>
        </text:list-item>
        <text:list-item>
          <text:p text:style-name="P14">Leveraging Bug-Related Code for Program Repair – bad SR2</text:p>
        </text:list-item>
        <text:list-item>
          <text:p text:style-name="P6"/>
        </text:list-item>
      </text:list>
      <text:p text:style-name="Standard"/>
      <text:p text:style-name="Standard"/>
      <text:p text:style-name="Standard">Why you might need more than just unit tests</text:p>
      <text:list xml:id="list8160572016040995055" text:style-name="L6">
        <text:list-item>
          <text:p text:style-name="P13">An Analysis of the Search Spaces for Generate and Validate Patch Generation Systems – Long16a</text:p>
        </text:list-item>
        <text:list-item>
          <text:p text:style-name="P7">An Analysis of the Suitability of Test-based Patch Acceptance Criteria</text:p>
        </text:list-item>
        <text:list-item>
          <text:p text:style-name="P7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Hill</meta:initial-creator>
    <meta:creation-date>2017-12-08T11:07:23.98</meta:creation-date>
    <meta:document-statistic meta:table-count="0" meta:image-count="0" meta:object-count="0" meta:page-count="2" meta:paragraph-count="37" meta:word-count="448" meta:character-count="2822"/>
    <dc:date>2017-12-08T15:10:26.74</dc:date>
    <dc:creator>Andrew Hill</dc:creator>
    <meta:editing-duration>PT3H17M32S</meta:editing-duration>
    <meta:editing-cycles>1</meta:editing-cycles>
    <meta:generator>OpenOffice/4.1.1$Win32 OpenOffice.org_project/411m6$Build-9775</meta:generator>
  </office:meta>
</office:document-meta>
</file>